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/>
          <table:table-cell office:value-type="string" calcext:value-type="string">
            <text:p>0\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\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\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\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2T17:31:03.370000000</meta:creation-date>
    <dc:date>2022-04-02T17:34:35.039000000</dc:date>
    <meta:editing-duration>PT3M32S</meta:editing-duration>
    <meta:editing-cycles>1</meta:editing-cycles>
    <meta:document-statistic meta:table-count="1" meta:cell-count="10" meta:object-count="0"/>
    <meta:generator>LibreOffice/6.4.2.2$Windows_X86_64 LibreOffice_project/4e471d8c02c9c90f512f7f9ead8875b57fcb1ec3</meta:generator>
  </office:meta>
</office:document-meta>
</file>